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Standard">
      <style:text-properties officeooo:rsid="0004ec33" officeooo:paragraph-rsid="000c7592"/>
    </style:style>
    <style:style style:name="P2" style:family="paragraph" style:parent-style-name="Standard">
      <style:text-properties officeooo:rsid="0004ec33" officeooo:paragraph-rsid="000d953b"/>
    </style:style>
    <style:style style:name="P3" style:family="paragraph" style:parent-style-name="Standard">
      <style:text-properties officeooo:rsid="0004ec33" officeooo:paragraph-rsid="0010216d"/>
    </style:style>
    <style:style style:name="P4" style:family="paragraph" style:parent-style-name="Standard">
      <style:text-properties officeooo:rsid="000f6443" officeooo:paragraph-rsid="000f6443"/>
    </style:style>
    <style:style style:name="T1" style:family="text">
      <style:text-properties officeooo:rsid="0007253d"/>
    </style:style>
    <style:style style:name="T2" style:family="text">
      <style:text-properties officeooo:rsid="000738b3"/>
    </style:style>
    <style:style style:name="T3" style:family="text">
      <style:text-properties officeooo:rsid="000b62ef"/>
    </style:style>
    <style:style style:name="T4" style:family="text">
      <style:text-properties officeooo:rsid="000c64a8"/>
    </style:style>
    <style:style style:name="T5" style:family="text">
      <style:text-properties officeooo:rsid="000c7592"/>
    </style:style>
    <style:style style:name="T6" style:family="text">
      <style:text-properties officeooo:rsid="000d953b"/>
    </style:style>
    <style:style style:name="T7" style:family="text">
      <style:text-properties officeooo:rsid="000f6443"/>
    </style:style>
    <style:style style:name="T8" style:family="text">
      <style:text-properties officeooo:rsid="000ff2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Cover Letter, to: Coleman City Council, Regarding Documents Being Presented. </text:span><text:line-break/></text:p>
      <text:p text:style-name="P3"><text:span text:style-name="T6">2021-November-18; City Council Meeting.</text:span><text:line-break/><text:line-break/>Coleman City Council <text:span text:style-name="T1">Commissioners: Rankin, Hertzel, Sides, &amp; McGee</text:span>; <text:span text:style-name="T1">Mayor Sloan; <text:line-break/><text:tab/>&amp; </text:span><text:span text:style-name="T2">Managers Lopez, King, &amp; Campbell; </text:span><text:span text:style-name="T3">Chief Bratton; </text:span><text:span text:style-name="T4">&amp; City Attorney Chesser</text:span><text:span text:style-name="T2">:</text:span><text:line-break/><text:line-break/><text:tab/>My Name is Charles Stewart, &amp; I have been living in Coleman for the past 2 years, I am 67 years old; <text:s/>&amp; I have been studying <text:span text:style-name="T5">for decades on the subjects of American </text:span><text:span text:style-name="T2">C</text:span>onstitutional <text:span text:style-name="T2">L</text:span>aw, <text:span text:style-name="T5">Common Law, &amp; Due Process; &amp; the inherently related concerns about </text:span><text:span text:style-name="T1">G</text:span>rass-<text:span text:style-name="T1">R</text:span>oots <text:span text:style-name="T1">C</text:span>ommunity <text:span text:style-name="T1">E</text:span>mpowerment, <text:span text:style-name="T1">S</text:span>ocial <text:span text:style-name="T1">J</text:span>ustice, <text:span text:style-name="T5">&amp; </text:span><text:span text:style-name="T1">More Equitable </text:span><text:span text:style-name="T5">&amp; Alternative </text:span><text:span text:style-name="T1">Economic Systems</text:span>. <text:s/><text:span text:style-name="T1">I am here-by approaching </text:span><text:span text:style-name="T5">each &amp; </text:span><text:span text:style-name="T1">all of you, </text:span><text:span text:style-name="T2">in the Name of, &amp; on the Behalf of, the People of the City &amp; County of Coleman, the State of Texas, the entire USA; &amp; my lord &amp; savior Jesus Christ. <text:line-break/><text:tab/></text:span><text:span text:style-name="T5">I have previously presented at least portions of these documents to the County Commissioners, County Judge Bleadsoe, Chief Bratton, City Manager King, &amp; a few others. <text:line-break/><text:tab/></text:span><text:span text:style-name="T6">Especially in recent years, our America Governmental Structure has become “Dysfunctional”, in its Original Intent to provide our American People with a “More Perfect Union”. <text:s/>As t</text:span><text:span text:style-name="T5">hese documents explain, in detail, the</text:span><text:span text:style-name="T6">re were </text:span><text:span text:style-name="T5">Problem</text:span><text:span text:style-name="T6">s with </text:span><text:span text:style-name="T5">the “M</text:span><text:span text:style-name="T6">odel of </text:span><text:span text:style-name="T5">Government”, </text:span><text:span text:style-name="T6">which our American National, State, &amp; Local Governments </text:span><text:span text:style-name="T7">Inherited from England, but which were only allowed to make minor changes from the system from which our ancestors revolted. <text:s/>As these documents explain; England then had a from of Government which gave lip-service to the “English Common-Law Model of Government, but, since before Magna Charta, at the “Norman Conquest” of 1066-ad, the English Social-Structure had suffered Brutal Military Surgery, which “Grafted In” the Opposing &amp; Despotic “Roman Empire Model of Government”, which operated under “Municipal Law”, aka “Civil Law”. That event Created “Anglo/American Governmental Problems”, which, with a few brief exceptions, have Never been Remedied. <text:s/>Through these documents I am presenting to you, I hope to begin our own local start at an effective “Remedy” there-from. <text:s/></text:span></text:p>
      <text:p text:style-name="P2"><text:span text:style-name="T6"><text:tab/>I presume </text:span><text:span text:style-name="T5">you-all here are honest</text:span><text:span text:style-name="T6">ly</text:span><text:span text:style-name="T5"> </text:span><text:span text:style-name="T6">making your </text:span><text:span text:style-name="T5">Best </text:span><text:span text:style-name="T6">E</text:span><text:span text:style-name="T5">fforts to provide </text:span><text:span text:style-name="T6">t</text:span><text:span text:style-name="T5">he </text:span><text:span text:style-name="T6">Best Possible form of </text:span><text:span text:style-name="T5">Government for the People of </text:span><text:span text:style-name="T6">our City</text:span><text:span text:style-name="T5">. <text:s/></text:span><text:span text:style-name="T6">These documents will present to you, Evidence, that, the “Common-Law Model of Government” is not only a “Superior Model of Government”, for securing the Peace &amp; Happiness of our Common People; <text:s/>but it also is the “Constitutionally Prioritized Model”, for “</text:span><text:span text:style-name="T7">All </text:span><text:span text:style-name="T6">L</text:span><text:span text:style-name="T7">evels of American </text:span><text:span text:style-name="T6">Government”. <text:s/></text:span><text:span text:style-name="T7">As the citations being here presented show, </text:span><text:span text:style-name="T6">Common-Law &amp; Municipal-Law are Opposed to each other, largely because Municipal-Law is not only Opposed to Natural-Law, but it is also Opposed to the Teachings of our Lord &amp; Savior Jesus Christ. </text:span></text:p>
      <text:p text:style-name="P2"><text:span text:style-name="T6"><text:tab/>In my brief presentation here, I will will not attempt to explain much more than this; but, I am here-by notifying each &amp; all of you, that, Securing the General Welfare of the People of our City here Mandates that Each of You Seriously Consider the issues which are here being presented to you. <text:s/>When the People of our City become fully empowered, as I hope to achieve, they will decide who among you should continue on in your positions of trust in our Responsibly Self-Governing Community. <text:s text:c="2"/></text:span><text:span text:style-name="T5"><text:s text:c="2"/></text:span></text:p>
      <text:p text:style-name="P1"><text:tab/><text:span text:style-name="T6">One Issue of more pressing concern, is that of “Local Community Economic Empowerment”; &amp; I have shared research with other scholars who have helped me to develop the “Alternative Community Currency”, a small portion of which is included in the packet of documents which I am here presenting to you. <text:s/></text:span></text:p>
      <text:p text:style-name="P1"><text:tab/><text:span text:style-name="T7">I do hope to open positive &amp; friendly discussions with all of you, about all of these issues, soon. </text:span></text:p>
      <text:p text:style-name="P1"><text:line-break/><text:span text:style-name="T7">Sincerely, </text:span></text:p>
      <text:p text:style-name="P1"/>
      <text:p text:style-name="P4">Charles Stewart. </text:p>
      <text:p text:style-name="P1">1117 North Neches Street, Coleman, </text:p>
      <text:p text:style-name="P1"><text:soft-page-break/><text:span text:style-name="T8">C</text:span>harles@<text:span text:style-name="T8">C</text:span>onstitutional<text:span text:style-name="T8">G</text:span>ov.us / 325-603-0334; home/off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rles Stewart</meta:initial-creator>
    <meta:creation-date>2021-11-03T20:46:33.779719097</meta:creation-date>
    <dc:date>2021-11-20T02:23:05.855288721</dc:date>
    <dc:creator>Charles Stewart</dc:creator>
    <meta:editing-duration>P3DT6H25M41S</meta:editing-duration>
    <meta:editing-cycles>6</meta:editing-cycles>
    <meta:generator>LibreOffice/7.2.2.2$Linux_X86_64 LibreOffice_project/02b2acce88a210515b4a5bb2e46cbfb63fe97d56</meta:generator>
    <meta:printed-by>Charles Stewart</meta:printed-by>
    <meta:print-date>2021-11-18T17:23:10.773346590</meta:print-date>
    <meta:document-statistic meta:table-count="0" meta:image-count="0" meta:object-count="0" meta:page-count="2" meta:paragraph-count="10" meta:word-count="603" meta:character-count="3788" meta:non-whitespace-character-count="3156"/>
  </office:meta>
</office:document-meta>
</file>